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4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.324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524cm"/>
    </style:style>
    <style:style style:name="gr10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567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518cm"/>
    </style:style>
    <style:style style:name="gr13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03cm" fo:padding-top="0.151cm" fo:padding-bottom="0.151cm" fo:padding-left="0.276cm" fo:padding-right="0.276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8pt" fo:font-weight="normal" style:font-weight-asian="normal" style:font-weight-complex="normal"/>
    </style:style>
    <style:style style:name="P7" style:family="paragraph"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FitApp<text:line-break/>Docum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2" draw:layer="layout" svg:width="2.6cm" svg:height="0.983cm" svg:x="12.9cm" svg:y="5.637cm">
          <draw:text-box>
            <text:p text:style-name="P2"><text:span text:style-name="T1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4" draw:layer="layout" svg:width="3cm" svg:height="0.963cm" svg:x="4cm" svg:y="8.237cm">
          <draw:text-box>
            <text:p>Nutrition</text:p>
          </draw:text-box>
        </draw:frame>
        <draw:frame draw:style-name="gr4" draw:layer="layout" svg:width="3cm" svg:height="0.963cm" svg:x="7.2cm" svg:y="8.237cm">
          <draw:text-box>
            <text:p>Bilan</text:p>
          </draw:text-box>
        </draw:frame>
        <draw:frame draw:style-name="gr4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3" draw:layer="layout" svg:width="2.6cm" svg:height="0.983cm" svg:x="12.9cm" svg:y="5.637cm">
          <draw:text-box>
            <text:p text:style-name="P3"><text:span text:style-name="T1">Coach</text:span></text:p>
          </draw:text-box>
        </draw:frame>
        <draw:frame draw:style-name="gr5" draw:text-style-name="P4" draw:layer="layout" svg:width="6.202cm" svg:height="0.963cm" draw:transform="rotate (-0.0082030474855588) translate (0.798cm 10.2cm)">
          <draw:text-box>
            <text:p text:style-name="P4">Programme Sportif </text:p>
          </draw:text-box>
        </draw:frame>
        <draw:frame draw:style-name="gr3" draw:text-style-name="P4" draw:layer="layout" svg:width="2.595cm" svg:height="0.963cm" draw:transform="rotate (-0.0082030474855588) translate (13.599cm 10.2cm)">
          <draw:text-box>
            <text:p text:style-name="P4">Circuit </text:p>
          </draw:text-box>
        </draw:frame>
        <draw:frame draw:style-name="gr6" draw:text-style-name="P4" draw:layer="layout" svg:width="3.398cm" svg:height="0.971cm" draw:transform="rotate (-0.0082030474855588) translate (16.402cm 10.2cm)">
          <draw:text-box>
            <text:p text:style-name="P4">Exercices </text:p>
          </draw:text-box>
        </draw:frame>
        <draw:frame draw:style-name="gr5" draw:text-style-name="P4" draw:layer="layout" svg:width="6.202cm" svg:height="1.675cm" draw:transform="rotate (-0.0082030474855588) translate (7.198cm 10.2cm)">
          <draw:text-box>
            <text:p text:style-name="P4">Programme Sportif<text:line-break/>Template </text:p>
          </draw:text-box>
        </draw:frame>
        <draw:frame draw:style-name="gr3" draw:text-style-name="P2" draw:layer="layout" svg:width="2.2cm" svg:height="0.983cm" svg:x="1.4cm" svg:y="8.237cm">
          <draw:text-box>
            <text:p text:style-name="P2"><text:span text:style-name="T1">Sport</text:span></text:p>
          </draw:text-box>
        </draw:frame>
        <draw:frame draw:style-name="gr4" draw:layer="layout" svg:width="3cm" svg:height="0.963cm" svg:x="4cm" svg:y="8.237cm">
          <draw:text-box>
            <text:p>Nutrition</text:p>
          </draw:text-box>
        </draw:frame>
        <draw:frame draw:style-name="gr4" draw:layer="layout" svg:width="3cm" svg:height="0.963cm" svg:x="7.2cm" svg:y="8.237cm">
          <draw:text-box>
            <text:p>Bilan</text:p>
          </draw:text-box>
        </draw:frame>
        <draw:frame draw:style-name="gr4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Exercices</text:p>
          </draw:text-box>
        </draw:frame>
        <draw:frame draw:style-name="gr2" draw:text-style-name="P3" draw:layer="layout" svg:width="2.6cm" svg:height="0.983cm" svg:x="12.9cm" svg:y="5.637cm">
          <draw:text-box>
            <text:p text:style-name="P3"><text:span text:style-name="T1">Coach</text:span></text:p>
          </draw:text-box>
        </draw:frame>
        <draw:frame draw:style-name="gr5" draw:text-style-name="P4" draw:layer="layout" svg:width="6.202cm" svg:height="0.963cm" draw:transform="rotate (-0.0082030474855588) translate (0.798cm 10.2cm)">
          <draw:text-box>
            <text:p text:style-name="P4">Programme Sportif </text:p>
          </draw:text-box>
        </draw:frame>
        <draw:frame draw:style-name="gr3" draw:text-style-name="P4" draw:layer="layout" svg:width="2.595cm" svg:height="0.963cm" draw:transform="rotate (-0.0082030474855588) translate (14.699cm 10.2cm)">
          <draw:text-box>
            <text:p text:style-name="P4">Circuit </text:p>
          </draw:text-box>
        </draw:frame>
        <draw:frame draw:style-name="gr7" draw:text-style-name="P4" draw:layer="layout" svg:width="3.706cm" svg:height="0.984cm" draw:transform="rotate (-0.0082030474855588) translate (17.502cm 10.2cm)">
          <draw:text-box>
            <text:p text:style-name="P4"><text:span text:style-name="T1">Exercices</text:span> </text:p>
          </draw:text-box>
        </draw:frame>
        <draw:frame draw:style-name="gr8" draw:text-style-name="P6" draw:layer="layout" svg:width="6.397cm" svg:height="1.675cm" draw:transform="rotate (-0.0082030474855588) translate (7.014cm 10.2cm)">
          <draw:text-box>
            <text:p text:style-name="P6"><text:span text:style-name="T2">Programme Sportif</text:span><text:span text:style-name="T2"><text:line-break/></text:span><text:span text:style-name="T2">Template </text:span></text:p>
          </draw:text-box>
        </draw:frame>
        <draw:frame draw:style-name="gr3" draw:text-style-name="P2" draw:layer="layout" svg:width="2.2cm" svg:height="0.983cm" svg:x="1.4cm" svg:y="8.237cm">
          <draw:text-box>
            <text:p text:style-name="P2"><text:span text:style-name="T1">Sport</text:span></text:p>
          </draw:text-box>
        </draw:frame>
        <draw:frame draw:style-name="gr4" draw:layer="layout" svg:width="3cm" svg:height="0.963cm" svg:x="4cm" svg:y="8.237cm">
          <draw:text-box>
            <text:p>Nutrition</text:p>
          </draw:text-box>
        </draw:frame>
        <draw:frame draw:style-name="gr4" draw:layer="layout" svg:width="3cm" svg:height="0.963cm" svg:x="7.2cm" svg:y="8.237cm">
          <draw:text-box>
            <text:p>Bilan</text:p>
          </draw:text-box>
        </draw:frame>
        <draw:frame draw:style-name="gr4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9" draw:text-style-name="P4" draw:layer="layout" svg:width="2.995cm" svg:height="0.963cm" draw:transform="rotate (-0.0082030474855588) translate (15.205cm 12.212cm)">
          <draw:text-box>
            <text:p text:style-name="P4">Exercice</text:p>
          </draw:text-box>
        </draw:frame>
        <draw:frame draw:style-name="gr10" draw:text-style-name="P4" draw:layer="layout" svg:width="4.585cm" svg:height="1.015cm" draw:transform="rotate (-0.0082030474855588) translate (18.808cm 12.2cm)">
          <draw:text-box>
            <text:p text:style-name="P4">Liste Muscles</text:p>
          </draw:text-box>
        </draw:frame>
        <draw:frame draw:style-name="gr3" draw:text-style-name="P4" draw:layer="layout" svg:width="2.595cm" svg:height="0.963cm" draw:transform="rotate (-0.0082030474855588) translate (7.805cm 14.016cm)">
          <draw:text-box>
            <text:p text:style-name="P4">Coach</text:p>
          </draw:text-box>
        </draw:frame>
        <draw:frame draw:style-name="gr3" draw:text-style-name="P4" draw:layer="layout" svg:width="2.595cm" svg:height="0.963cm" draw:transform="rotate (-0.0082030474855588) translate (10.605cm 14cm)">
          <draw:text-box>
            <text:p text:style-name="P4">Titre</text:p>
          </draw:text-box>
        </draw:frame>
        <draw:frame draw:style-name="gr6" draw:text-style-name="P4" draw:layer="layout" svg:width="3.203cm" svg:height="0.971cm" draw:transform="rotate (-0.0082030474855588) translate (13.605cm 14.016cm)">
          <draw:text-box>
            <text:p text:style-name="P4">Muscles</text:p>
          </draw:text-box>
        </draw:frame>
        <draw:frame draw:style-name="gr3" draw:text-style-name="P4" draw:layer="layout" svg:width="5.406cm" svg:height="0.963cm" draw:transform="rotate (-0.0082030474855588) translate (13.797cm 15.403cm)">
          <draw:text-box>
            <text:p text:style-name="P4">Muscle principal</text:p>
          </draw:text-box>
        </draw:frame>
        <draw:frame draw:style-name="gr11" draw:text-style-name="P4" draw:layer="layout" svg:width="6.795cm" svg:height="0.963cm" draw:transform="rotate (-0.0082030474855588) translate (13.805cm 16.581cm)">
          <draw:text-box>
            <text:p text:style-name="P4">Muscles secondaires</text:p>
          </draw:text-box>
        </draw:frame>
        <draw:frame draw:style-name="gr12" draw:text-style-name="P4" draw:layer="layout" svg:width="3.798cm" svg:height="0.963cm" draw:transform="rotate (-0.0082030474855588) translate (17.602cm 14cm)">
          <draw:text-box>
            <text:p text:style-name="P4">Description</text:p>
          </draw:text-box>
        </draw:frame>
        <draw:frame draw:style-name="gr12" draw:text-style-name="P4" draw:layer="layout" svg:width="3.798cm" svg:height="0.963cm" draw:transform="rotate (-0.0082030474855588) translate (21.608cm 14.006cm)">
          <draw:text-box>
            <text:p text:style-name="P4">Vidéo</text:p>
          </draw:text-box>
        </draw:frame>
        <draw:frame draw:style-name="gr13" draw:text-style-name="P7" draw:layer="layout" svg:width="3.198cm" svg:height="1.405cm" draw:transform="rotate (-0.0082030474855588) translate (23.802cm 12cm)">
          <draw:text-box>
            <text:p text:style-name="P7"><text:span text:style-name="T3">Catégorie</text:span><text:span text:style-name="T3"><text:line-break/></text:span><text:span text:style-name="T3">Exerc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connector draw:style-name="gr14" draw:text-style-name="P8" draw:layer="layout" svg:x1="14.2cm" svg:y1="6.62cm" svg:x2="6.5cm" svg:y2="8.237cm" draw:start-shape="id1" draw:start-glue-point="2" draw:end-shape="id2" draw:end-glue-point="0" svg:d="M14200 6620v809h-7700v808">
          <text:p/>
        </draw:connector>
        <draw:frame draw:style-name="gr2" draw:text-style-name="P3" xml:id="id1" draw:id="id1" draw:layer="layout" svg:width="2.6cm" svg:height="0.983cm" svg:x="12.9cm" svg:y="5.637cm">
          <draw:text-box>
            <text:p text:style-name="P3"><text:span text:style-name="T1">Coach</text:span></text:p>
          </draw:text-box>
        </draw:frame>
        <draw:frame draw:style-name="gr3" draw:text-style-name="P4" xml:id="id2" draw:id="id2" draw:layer="layout" svg:width="2.2cm" svg:height="0.963cm" svg:x="5.4cm" svg:y="8.237cm">
          <draw:text-box>
            <text:p text:style-name="P4">Sport</text:p>
          </draw:text-box>
        </draw:frame>
        <draw:frame draw:style-name="gr5" draw:text-style-name="P4" draw:layer="layout" svg:width="6.202cm" svg:height="0.963cm" draw:transform="rotate (-0.0082030474855588) translate (0.798cm 10.2cm)">
          <draw:text-box>
            <text:p text:style-name="P4">Diète</text:p>
          </draw:text-box>
        </draw:frame>
        <draw:frame draw:style-name="gr15" draw:text-style-name="P4" draw:layer="layout" svg:width="2.801cm" svg:height="0.989cm" draw:transform="rotate (-0.0082030474855588) translate (20.205cm 10.2cm)">
          <draw:text-box>
            <text:p text:style-name="P4">Aliment </text:p>
          </draw:text-box>
        </draw:frame>
        <draw:frame draw:style-name="gr6" draw:text-style-name="P4" draw:layer="layout" svg:width="3.398cm" svg:height="0.971cm" draw:transform="rotate (-0.0082030474855588) translate (16.402cm 10.2cm)">
          <draw:text-box>
            <text:p text:style-name="P4">Recette </text:p>
          </draw:text-box>
        </draw:frame>
        <draw:frame draw:style-name="gr5" draw:text-style-name="P4" draw:layer="layout" svg:width="6.202cm" svg:height="0.963cm" draw:transform="rotate (-0.0082030474855588) translate (7.198cm 10.2cm)">
          <draw:text-box>
            <text:p text:style-name="P4">Diète Template </text:p>
          </draw:text-box>
        </draw:frame>
        <draw:frame draw:style-name="gr4" draw:text-style-name="P4" draw:layer="layout" svg:width="2.2cm" svg:height="1.675cm" svg:x="1.4cm" svg:y="12cm">
          <draw:text-box>
            <text:p text:style-name="P4">En cours</text:p>
          </draw:text-box>
        </draw:frame>
        <draw:connector draw:style-name="gr14" draw:text-style-name="P8" draw:layer="layout" svg:x1="14.2cm" svg:y1="6.62cm" svg:x2="21.7cm" svg:y2="8.237cm" draw:start-shape="id1" draw:start-glue-point="2" draw:end-shape="id3" draw:end-glue-point="0" svg:d="M14200 6620v809h7500v808">
          <text:p/>
        </draw:connector>
        <draw:frame draw:style-name="gr4" draw:text-style-name="P4" xml:id="id3" draw:id="id3" draw:layer="layout" svg:width="3cm" svg:height="0.963cm" svg:x="20.2cm" svg:y="8.237cm">
          <draw:text-box>
            <text:p text:style-name="P4">Nutr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2H21M50S</meta:editing-duration>
    <meta:editing-cycles>8</meta:editing-cycles>
    <dc:date>2022-05-24T14:34:38.02</dc:date>
    <dc:creator>Yvan Excoffier</dc:creator>
    <meta:generator>OpenOffice/4.1.12$Win32 OpenOffice.org_project/4112m1$Build-9809</meta:generator>
    <meta:document-statistic meta:object-count="89"/>
  </office:meta>
</office:document-meta>
</file>